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8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ResSoc</text:p>
          </table:table-cell>
          <table:covered-table-cell table:number-columns-repeated="3" table:style-name="ce12"/>
          <table:table-cell table:style-name="ce12" table:number-columns-repeated="2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5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76" office:value-type="string" calcext:value-type="string">
            <text:p>Regard critique sur les réseaux sociaux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3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8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8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8"/>
          <table:table-cell table:number-columns-repeated="983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2" table:default-cell-style-name="ce74"/>
        <table:table-column table:style-name="co4" table:number-columns-repeated="5" table:default-cell-style-name="ce74"/>
        <table:table-column table:style-name="co4" table:number-columns-repeated="934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5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4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string" calcext:value-type="string">
            <text:p>Eval 10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4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93" office:value-type="string" calcext:value-type="string">
            <text:p>Projet Snak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4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office:value-type="date" office:date-value="2022-03-21" calcext:value-type="date">
            <text:p>21 mars</text:p>
          </table:table-cell>
          <table:table-cell table:style-name="ce66" office:value-type="date" office:date-value="2022-03-29" calcext:value-type="date">
            <text:p>29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4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3"/>
          <table:table-cell table:style-name="ce84" table:number-columns-repeated="40"/>
          <table:table-cell table:style-name="ce88" table:number-columns-repeated="894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0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2"/>
          <table:table-cell table:number-columns-repeated="940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table:number-columns-repeated="11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table:number-columns-repeated="5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3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 table:number-columns-repeated="24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20:02.17629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31T20:49:59.842181271</dc:date>
    <meta:editing-duration>P326DT13H40M36S</meta:editing-duration>
    <meta:editing-cycles>1133</meta:editing-cycles>
    <meta:generator>LibreOffice/6.1.5.2$Linux_X86_64 LibreOffice_project/10$Build-2</meta:generator>
    <meta:document-statistic meta:table-count="3" meta:cell-count="966" meta:object-count="0"/>
  </office:meta>
</office:document-meta>
</file>